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text:style-name="WW_CharLFO28LVL1" style:num-suffix="." style:num-format="1">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prefix="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text:style-name="WW_CharLFO41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1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1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1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41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41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41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41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41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2">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22pt" style:font-size-asian="22pt"/>
    </style:style>
    <style:style style:name="P2" style:parent-style-name="Normal" style:family="paragraph">
      <style:paragraph-properties fo:text-align="center"/>
      <style:text-properties style:font-name="Arial" style:font-name-complex="Arial" fo:font-weight="bold" style:font-weight-asian="bold" fo:font-size="22pt" style:font-size-asian="22pt"/>
    </style:style>
    <style:style style:name="P3" style:parent-style-name="Normal" style:family="paragraph">
      <style:paragraph-properties fo:text-align="center"/>
      <style:text-properties style:font-name="Arial" style:font-name-complex="Arial" fo:font-weight="bold" style:font-weight-asian="bold" fo:font-size="22pt" style:font-size-asian="22pt"/>
    </style:style>
    <style:style style:name="P4" style:parent-style-name="Normal" style:family="paragraph">
      <style:paragraph-properties fo:text-align="center"/>
      <style:text-properties style:font-name="Arial" style:font-name-complex="Arial" fo:font-weight="bold" style:font-weight-asian="bold" fo:font-size="22pt" style:font-size-asian="22pt"/>
    </style:style>
    <style:style style:name="P5" style:parent-style-name="Normal"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6" style:parent-style-name="Normal" style:family="paragraph">
      <style:paragraph-properties fo:text-align="center"/>
      <style:text-properties style:font-name="Arial" style:font-name-complex="Arial" fo:font-weight="bold" style:font-weight-asian="bold" fo:font-size="22pt" style:font-size-asian="22pt"/>
    </style:style>
    <style:style style:name="P7" style:parent-style-name="Normal" style:family="paragraph">
      <style:paragraph-properties fo:text-align="center"/>
      <style:text-properties style:font-name="Arial" style:font-name-complex="Arial" fo:font-weight="bold" style:font-weight-asian="bold" fo:font-size="22pt" style:font-size-asian="22pt"/>
    </style:style>
    <style:style style:name="P8" style:parent-style-name="Normal" style:family="paragraph">
      <style:paragraph-properties fo:text-align="center"/>
      <style:text-properties style:font-name="Arial" style:font-name-complex="Arial" fo:font-weight="bold" style:font-weight-asian="bold" fo:font-size="22pt" style:font-size-asian="22pt"/>
    </style:style>
    <style:style style:name="P9" style:parent-style-name="Normal" style:family="paragraph">
      <style:paragraph-properties fo:text-align="center"/>
      <style:text-properties style:font-name="Arial" style:font-name-complex="Arial" fo:font-size="14pt" style:font-size-asian="14pt"/>
    </style:style>
    <style:style style:name="P10" style:parent-style-name="Normal" style:family="paragraph">
      <style:paragraph-properties fo:text-align="center"/>
      <style:text-properties style:font-name="Arial" style:font-name-complex="Arial" fo:font-size="18pt" style:font-size-asian="18pt"/>
    </style:style>
    <style:style style:name="P11" style:parent-style-name="Normal" style:family="paragraph">
      <style:paragraph-properties fo:text-align="center"/>
      <style:text-properties style:font-name="Arial" style:font-name-complex="Arial" fo:font-size="18pt" style:font-size-asian="18pt"/>
    </style:style>
    <style:style style:name="P12" style:parent-style-name="Normal" style:family="paragraph">
      <style:paragraph-properties fo:text-align="center"/>
      <style:text-properties style:font-name="Arial" style:font-name-complex="Arial" fo:font-size="18pt" style:font-size-asian="18pt"/>
    </style:style>
    <style:style style:name="P13" style:parent-style-name="Normal" style:family="paragraph">
      <style:paragraph-properties fo:text-align="center"/>
    </style:style>
    <style:style style:name="T14" style:parent-style-name="DefaultParagraphFont" style:family="text">
      <style:text-properties style:font-name="Arial" style:font-name-complex="Arial" fo:font-weight="bold" style:font-weight-asian="bold" fo:font-size="16pt" style:font-size-asian="16pt"/>
    </style:style>
    <style:style style:name="T15" style:parent-style-name="DefaultParagraphFont" style:family="text">
      <style:text-properties style:font-name="Arial" style:font-name-complex="Arial" fo:font-size="16pt" style:font-size-asian="16pt"/>
    </style:style>
    <style:style style:name="P16" style:parent-style-name="paragraph" style:family="paragraph">
      <style:paragraph-properties fo:text-align="center" style:vertical-align="baseline" fo:margin-top="0in" fo:margin-bottom="0in"/>
    </style:style>
    <style:style style:name="T17" style:parent-style-name="normaltextrun" style:family="text">
      <style:text-properties style:font-name="Arial" style:font-name-complex="Arial" fo:font-size="14pt" style:font-size-asian="14pt" style:font-size-complex="14pt"/>
    </style:style>
    <style:style style:name="T18" style:parent-style-name="eop" style:family="text">
      <style:text-properties style:font-name="Arial" style:font-name-complex="Arial" fo:font-size="14pt" style:font-size-asian="14pt" style:font-size-complex="14pt"/>
    </style:style>
    <style:style style:name="P19" style:parent-style-name="paragraph" style:family="paragraph">
      <style:paragraph-properties fo:text-align="center" style:vertical-align="baseline" fo:margin-top="0in" fo:margin-bottom="0in"/>
    </style:style>
    <style:style style:name="T20" style:parent-style-name="normaltextrun" style:family="text">
      <style:text-properties style:font-name="Arial" style:font-name-complex="Arial" fo:font-size="14pt" style:font-size-asian="14pt" style:font-size-complex="14pt"/>
    </style:style>
    <style:style style:name="T21" style:parent-style-name="eop" style:family="text">
      <style:text-properties style:font-name="Arial" style:font-name-complex="Arial" fo:font-size="14pt" style:font-size-asian="14pt" style:font-size-complex="14pt"/>
    </style:style>
    <style:style style:name="P22" style:parent-style-name="paragraph" style:family="paragraph">
      <style:paragraph-properties fo:text-align="center" style:vertical-align="baseline" fo:margin-top="0in" fo:margin-bottom="0in"/>
    </style:style>
    <style:style style:name="T23" style:parent-style-name="normaltextrun" style:family="text">
      <style:text-properties style:font-name="Arial" style:font-name-complex="Arial" fo:font-size="14pt" style:font-size-asian="14pt" style:font-size-complex="14pt" fo:language="es" fo:country="ES"/>
    </style:style>
    <style:style style:name="T24" style:parent-style-name="eop" style:family="text">
      <style:text-properties style:font-name="Arial" style:font-name-complex="Arial" fo:font-size="14pt" style:font-size-asian="14pt" style:font-size-complex="14pt" fo:language="es" fo:country="ES"/>
    </style:style>
    <style:style style:name="P25" style:parent-style-name="paragraph" style:family="paragraph">
      <style:paragraph-properties fo:text-align="center" style:vertical-align="baseline" fo:margin-top="0in" fo:margin-bottom="0in"/>
    </style:style>
    <style:style style:name="T26" style:parent-style-name="normaltextrun" style:family="text">
      <style:text-properties style:font-name="Arial" style:font-name-complex="Arial" fo:font-size="14pt" style:font-size-asian="14pt" style:font-size-complex="14pt" fo:language="es" fo:country="ES"/>
    </style:style>
    <style:style style:name="T27" style:parent-style-name="eop" style:family="text">
      <style:text-properties style:font-name="Arial" style:font-name-complex="Arial" fo:font-size="14pt" style:font-size-asian="14pt" style:font-size-complex="14pt" fo:language="es" fo:country="ES"/>
    </style:style>
    <style:style style:name="P28" style:parent-style-name="paragraph" style:family="paragraph">
      <style:paragraph-properties fo:text-align="center" style:vertical-align="baseline" fo:margin-top="0in" fo:margin-bottom="0in"/>
    </style:style>
    <style:style style:name="T29" style:parent-style-name="normaltextrun" style:family="text">
      <style:text-properties style:font-name="Arial" style:font-name-complex="Arial" fo:font-size="14pt" style:font-size-asian="14pt" style:font-size-complex="14pt" fo:language="es" fo:country="ES"/>
    </style:style>
    <style:style style:name="T30" style:parent-style-name="eop" style:family="text">
      <style:text-properties style:font-name="Arial" style:font-name-complex="Arial" fo:font-size="14pt" style:font-size-asian="14pt" style:font-size-complex="14pt" fo:language="es" fo:country="ES"/>
    </style:style>
    <style:style style:name="P31" style:parent-style-name="Normal" style:family="paragraph">
      <style:paragraph-properties fo:text-align="center"/>
      <style:text-properties style:font-name="Arial" style:font-name-complex="Arial" fo:font-size="18pt" style:font-size-asian="18pt" fo:language="es" fo:country="ES"/>
    </style:style>
    <style:style style:name="P32" style:parent-style-name="Normal" style:family="paragraph">
      <style:paragraph-properties fo:text-align="center"/>
      <style:text-properties style:font-name="Arial" style:font-name-complex="Arial" fo:font-size="18pt" style:font-size-asian="18pt" fo:language="es" fo:country="ES"/>
    </style:style>
    <style:style style:name="P33" style:parent-style-name="Normal" style:family="paragraph">
      <style:paragraph-properties fo:text-align="center"/>
      <style:text-properties style:font-name="Arial" style:font-name-complex="Arial" fo:font-size="18pt" style:font-size-asian="18pt" fo:language="es" fo:country="ES"/>
    </style:style>
    <style:style style:name="P34" style:parent-style-name="Normal" style:family="paragraph">
      <style:paragraph-properties fo:break-before="page" fo:text-align="center"/>
      <style:text-properties fo:font-size="18pt" style:font-size-asian="18pt" fo:language="es" fo:country="ES"/>
    </style:style>
    <style:style style:name="P35"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36" style:parent-style-name="ListParagraph" style:family="paragraph"/>
    <style:style style:name="T37"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38" style:parent-style-name="ListParagraph" style:family="paragraph"/>
    <style:style style:name="T39"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40" style:parent-style-name="ListParagraph" style:family="paragraph"/>
    <style:style style:name="T41"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42" style:parent-style-name="Normal" style:family="paragraph">
      <style:paragraph-properties fo:text-indent="0.5in"/>
    </style:style>
    <style:style style:name="T43"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44" style:parent-style-name="ListParagraph" style:family="paragraph"/>
    <style:style style:name="T45"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T46"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47"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48"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49"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T50"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51"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P52"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P53"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T54"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55"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T56"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57"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8" style:parent-style-name="Normal" style:family="paragraph">
      <style:paragraph-properties fo:line-height="107%" fo:background-color="#FFFFFF"/>
      <style:text-properties style:font-name="Arial" style:font-name-complex="Arial" fo:font-style="italic" style:font-style-asian="italic" style:font-style-complex="italic" fo:color="#000000" fo:font-size="10pt" style:font-size-asian="10pt" style:font-size-complex="10pt"/>
    </style:style>
    <style:style style:name="P59" style:parent-style-name="Normal" style:family="paragraph">
      <style:paragraph-properties fo:line-height="107%" fo:background-color="#FFFFFF"/>
      <style:text-properties style:font-name="Arial" style:font-name-complex="Arial" fo:font-style="italic" style:font-style-asian="italic" style:font-style-complex="italic" fo:color="#000000" fo:font-size="10pt" style:font-size-asian="10pt" style:font-size-complex="10pt"/>
    </style:style>
    <style:style style:name="P60" style:parent-style-name="Normal" style:family="paragraph">
      <style:paragraph-properties fo:line-height="107%" fo:background-color="#FFFFFF"/>
      <style:text-properties style:font-name="Arial" style:font-name-complex="Arial" fo:font-style="italic" style:font-style-asian="italic" style:font-style-complex="italic" fo:color="#000000" fo:font-size="10pt" style:font-size-asian="10pt" style:font-size-complex="10pt"/>
    </style:style>
    <style:style style:name="P61"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62" style:parent-style-name="Normal" style:family="paragraph">
      <style:paragraph-properties fo:line-height="107%"/>
      <style:text-properties style:font-name="Arial" style:font-name-asian="Arial" style:font-name-complex="Arial" fo:font-style="italic" style:font-style-asian="italic" style:font-style-complex="italic" fo:color="#000000" fo:font-size="10pt" style:font-size-asian="10pt" style:font-size-complex="10pt"/>
    </style:style>
    <style:style style:name="P63" style:parent-style-name="Normal" style:family="paragraph">
      <style:paragraph-properties fo:line-height="107%"/>
    </style:style>
    <style:style style:name="T64"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office:automatic-styles>
  <office:body>
    <office:text text:use-soft-page-breaks="true">
      <text:p text:style-name="P1">Software<text:s/>Implementation<text:s/>and<text:s/>Testing<text:s/>Document<text:s/></text:p>
      <text:p text:style-name="P2"/>
      <text:p text:style-name="P3">For</text:p>
      <text:p text:style-name="P4"/>
      <text:p text:style-name="P5">Group<text:s/>&lt;3&gt;</text:p>
      <text:p text:style-name="P6"/>
      <text:p text:style-name="P7"/>
      <text:p text:style-name="P8"/>
      <text:p text:style-name="P9">Version 1.0</text:p>
      <text:p text:style-name="P10"/>
      <text:p text:style-name="P11"/>
      <text:p text:style-name="P12"/>
      <text:p text:style-name="P13"><text:span text:style-name="T14">Authors</text:span><text:span text:style-name="T15">:<text:s/></text:span></text:p>
      <text:p text:style-name="P16"><text:span text:style-name="T17">Marija Travoric</text:span><text:span text:style-name="T18"> </text:span></text:p>
      <text:p text:style-name="P19"><text:span text:style-name="T20">Jeyma Rodriguez</text:span><text:span text:style-name="T21"> </text:span></text:p>
      <text:p text:style-name="P22"><text:span text:style-name="T23">Jada Doby</text:span><text:span text:style-name="T24"> </text:span></text:p>
      <text:p text:style-name="P25"><text:span text:style-name="T26">Laura Obermaier</text:span><text:span text:style-name="T27"> </text:span></text:p>
      <text:p text:style-name="P28"><text:span text:style-name="T29">Margaret Rivas</text:span><text:span text:style-name="T30"> </text:span></text:p>
      <text:p text:style-name="P31"/>
      <text:p text:style-name="P32"/>
      <text:p text:style-name="P33"/>
      <text:p text:style-name="P34"/>
      <text:h text:style-name="Heading1" text:outline-level="1">Programming Languages<text:s/>(5 points)</text:h>
      <text:p text:style-name="P35">List the programming languages use in your project, where you use them (what components of your project)<text:s/>and your reason for choosing them (whatever that may be).<text:s/></text:p>
      <text:list text:style-name="LFO3" text:continue-numbering="true">
        <text:list-item>
          <text:p text:style-name="P36"><text:span text:style-name="T37">JavaScript, Html and CSS <text:s/></text:span></text:p>
        </text:list-item>
        <text:list-item>
          <text:p text:style-name="P38"><text:span text:style-name="T39">We decided to use Javascript because it has a lot great feature. You can define types for variables, function parameters, and return values. Thanks to its dynamically typed language and the different type definitions available in, Integrated Development Environments (IDEs) and text editors provide enhanced autocompletion, inline documentation, and code navigation features.<text:s/></text:span></text:p>
        </text:list-item>
        <text:list-item>
          <text:p text:style-name="P40"><text:span text:style-name="T41">HTML (Document Structure, linking pages, forms, semantic, embedding external resources)</text:span></text:p>
        </text:list-item>
      </text:list>
      <text:p text:style-name="P42"><text:span text:style-name="T43">HTML provides the basic structure to web pages which is easy to use and edit. HTML allows you to embed various media types into a webpage, such as images, videos and audio clips. HTML provides the ability to capture user input through forms. HTML is also very flexible and adaptable.<text:s/></text:span></text:p>
      <text:list text:style-name="LFO3" text:continue-numbering="true">
        <text:list-item>
          <text:p text:style-name="P44"><text:span text:style-name="T45"><text:s/>CSS (customization)</text:span></text:p>
        </text:list-item>
      </text:list>
      <text:p text:style-name="Normal"><text:span text:style-name="T46">CSS allows designers and developers to separate the structure of a document (provided by HTML) from its visual presentation. This ensures cleaner code and easier maintenance. CSS provides a vast array of styling properties and values. This allows for a high degree of flexibility in designing web pages, from layouts to typography to animations.</text:span></text:p>
      <text:p text:style-name="P47"/>
      <text:p text:style-name="P48"/>
      <text:h text:style-name="Heading1" text:outline-level="1">Platforms, APIs, Databases, and other technologies used<text:s/>(5 points)<text:s/></text:h>
      <text:p text:style-name="P49"/>
      <text:p text:style-name="Normal"><text:span text:style-name="T50">API - We are using the React Api, we use it to help built our website interface</text:span></text:p>
      <text:p text:style-name="P51"/>
      <text:p text:style-name="P52">Framework – We are using React</text:p>
      <text:p text:style-name="P53"/>
      <text:p text:style-name="Normal"><text:span text:style-name="T54">Database wise – MongoDB is the technology we are using to store our data from staff and faculty pages of Florida State University as well as our user data.</text:span></text:p>
      <text:p text:style-name="P55"/>
      <text:p text:style-name="Normal"><text:span text:style-name="T56">Platforms – Mac OS and Windows</text:span></text:p>
      <text:p text:style-name="P57"/>
      <text:h text:style-name="Heading1" text:outline-level="1">Execution-based Functional Testing<text:s/>(10 points)</text:h>
      <text:p text:style-name="P58">We performed a lot of testing for the backend of our project. We utilized ‘Postman’ to test all routes for our backend. We ensured all routes written were successful. We have been progressively testing our backend to frontend connections as we build out frontend pages.</text:p>
      <text:h text:style-name="Heading1" text:outline-level="1">Execution-based Non-Functional Testing<text:s/>(10 points)</text:h>
      <text:p text:style-name="P59"/>
      <text:p text:style-name="P60">We have not done a lot of this yet because we are still working on our base functionalities. When it comes to security, we have not implemented security for users yet. We are making sure to define and utilize catered CSS styles for each of our components to make it as user friendly as possible.<text:s/></text:p>
      <text:p text:style-name="P61"/>
      <text:h text:style-name="Heading1" text:outline-level="1">Non-Execution-based<text:s/>Testing (10<text:s/>points)<text:s/></text:h>
      <text:p text:style-name="P62"/>
      <text:p text:style-name="P63"><text:span text:style-name="T64">We walked through the front-end code and backend server code to make sure two different ports for the website are good. After we suspected the code, we ensured the comments that were imperative to understand each other code were there. Next, we make sure our sign in, sign up and search button were working and that we can dynamically add, delete and update professors and courses. We also added a lot of data to your MongoDB database management system for our professors and courses that are available to students for them to do reviews on for the professo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rial" style:font-name-asian="MS Gothic" style:font-name-complex="Times New Roman" fo:font-weight="bold" style:font-weight-asian="bold" style:font-weight-complex="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388in" fo:margin-left="0.3in" fo:text-indent="-0.3in">
        <style:tab-stops/>
      </style:paragraph-properties>
      <style:text-properties style:font-name="Arial" style:font-name-asian="MS Gothic" style:font-name-complex="Times New Roman" fo:font-weight="bold" style:font-weight-asian="bold" style:font-weight-complex="bold" fo:font-size="11pt" style:font-size-asian="11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text-align="justify" fo:margin-bottom="0.0833in" fo:line-height="95%" fo:text-indent="0.2in">
        <style:tab-stops>
          <style:tab-stop style:type="left" style:position="0.2in"/>
        </style:tab-stops>
      </style:paragraph-properties>
      <style:text-properties style:font-name="Times New Roman" style:font-name-asian="SimSun" style:font-name-complex="Times New Roman" fo:letter-spacing="-0.0006in" fo:font-size="10pt" style:font-size-asian="10pt" style:font-size-complex="10pt" fo:hyphenate="false"/>
    </style:style>
    <style:style style:name="BodyTextChar" style:display-name="Body Text Char" style:family="text">
      <style:text-properties style:font-name="Times New Roman" style:font-name-asian="SimSun" style:font-name-complex="Times New Roman" fo:letter-spacing="-0.0006in"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style:font-size-complex="10pt" fo:hyphenate="false"/>
    </style:style>
    <style:style style:name="spelle" style:display-name="spelle"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font-weight="bold" style:font-weight-asian="bold" style:font-weight-complex="bold" style:font-size-complex="16pt"/>
    </style:style>
    <style:style style:name="Heading2Char" style:display-name="Heading 2 Char" style:family="text" style:parent-style-name="DefaultParagraphFont">
      <style:text-properties style:font-name="Arial" style:font-name-asian="MS Gothic" style:font-name-complex="Times New Roman" fo:font-weight="bold" style:font-weight-asian="bold" style:font-weight-complex="bold" fo:font-size="11pt" style:font-size-asian="11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aragraph" style:display-name="paragraph" style:family="paragraph" style:parent-style-name="Normal">
      <style:paragraph-properties fo:margin-top="0.0694in" fo:margin-bottom="0.0694in"/>
      <style:text-properties style:font-name="Times New Roman" style:font-name-asian="Times New Roman" style:font-name-complex="Times New Roman"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style>
    <text:outline-style style:name="WW_OutlineListStyle">
      <text:outline-level-style text:level="1" text:style-name="WW_CharOUTLINELVL1" style:num-suffix="." style:num-format="1">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2"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28LVL1" style:family="text">
      <style:text-properties style:font-name="Arial"/>
    </style:style>
    <style:style style:name="WW_CharLFO29LVL2" style:family="text">
      <style:text-properties style:font-name="Arial"/>
    </style:style>
    <style:style style:name="WW_CharLFO31LVL1" style:family="text">
      <style:text-properties style:font-name="Arial"/>
    </style:style>
    <style:style style:name="WW_CharLFO32LVL2" style:family="text">
      <style:text-properties style:font-name="Arial"/>
    </style:style>
    <style:style style:name="WW_CharLFO34LVL2" style:family="text">
      <style:text-properties style:font-name="Arial"/>
    </style:style>
    <style:style style:name="WW_CharLFO35LVL2" style:family="text">
      <style:text-properties style:font-name="Arial"/>
    </style:style>
    <style:style style:name="WW_CharLFO36LVL2" style:family="text">
      <style:text-properties style:font-name="Arial"/>
    </style:style>
    <style:style style:name="WW_CharLFO38LVL2" style:family="text">
      <style:text-properties style:font-name="Arial"/>
    </style:style>
    <style:style style:name="WW_CharLFO39LVL2" style:family="text">
      <style:text-properties style:font-name="Arial"/>
    </style:style>
    <style:style style:name="WW_CharLFO40LVL2" style:family="text">
      <style:text-properties style:font-name="Arial"/>
    </style:style>
    <style:style style:name="WW_CharLFO41LVL1" style:family="text">
      <style:text-properties style:font-name-complex="Times New Roman" style:use-window-font-color="true" fo:font-size="11pt" style:font-size-asian="11pt"/>
    </style:style>
    <style:style style:name="WW_CharLFO41LVL2" style:family="text">
      <style:text-properties style:font-name-complex="Times New Roman" style:use-window-font-color="true" fo:font-size="11pt" style:font-size-asian="11pt"/>
    </style:style>
    <style:style style:name="WW_CharLFO41LVL3" style:family="text">
      <style:text-properties style:font-name-complex="Times New Roman" style:use-window-font-color="true" fo:font-size="11pt" style:font-size-asian="11pt"/>
    </style:style>
    <style:style style:name="WW_CharLFO41LVL4" style:family="text">
      <style:text-properties style:font-name-complex="Times New Roman" style:use-window-font-color="true" fo:font-size="11pt" style:font-size-asian="11pt"/>
    </style:style>
    <style:style style:name="WW_CharLFO41LVL5" style:family="text">
      <style:text-properties style:font-name-complex="Times New Roman" style:use-window-font-color="true" fo:font-size="11pt" style:font-size-asian="11pt"/>
    </style:style>
    <style:style style:name="WW_CharLFO41LVL6" style:family="text">
      <style:text-properties style:font-name-complex="Times New Roman" style:use-window-font-color="true" fo:font-size="11pt" style:font-size-asian="11pt"/>
    </style:style>
    <style:style style:name="WW_CharLFO41LVL7" style:family="text">
      <style:text-properties style:font-name-complex="Times New Roman" style:use-window-font-color="true" fo:font-size="11pt" style:font-size-asian="11pt"/>
    </style:style>
    <style:style style:name="WW_CharLFO41LVL8" style:family="text">
      <style:text-properties style:font-name-complex="Times New Roman" style:use-window-font-color="true" fo:font-size="11pt" style:font-size-asian="11pt"/>
    </style:style>
    <style:style style:name="WW_CharLFO41LVL9" style:family="text">
      <style:text-properties style:font-name-complex="Times New Roman" style:use-window-font-color="true" fo:font-size="11pt" style:font-size-asian="11pt"/>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text:style-name="WW_CharLFO28LVL1" style:num-suffix="." style:num-format="1">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prefix="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text:style-name="WW_CharLFO41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1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1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1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41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41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41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41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41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2">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ia Haiduc</meta:initial-creator>
    <dc:creator>Guest User</dc:creator>
    <meta:creation-date>2023-11-17T21:31:00Z</meta:creation-date>
    <dc:date>2023-11-17T21:31:00Z</dc:date>
    <meta:template xlink:href="Normal.dotm" xlink:type="simple"/>
    <meta:editing-cycles>98</meta:editing-cycles>
    <meta:editing-duration>PT0S</meta:editing-duration>
    <meta:user-defined meta:name="GrammarlyDocumentId">8fcd89f4dd0c78dd342fa09f01dd14f75913a8d9089dd9494cc53c6672cdba6f</meta:user-defined>
    <meta:document-statistic meta:page-count="1" meta:paragraph-count="6" meta:word-count="471" meta:character-count="3151" meta:row-count="22" meta:non-whitespace-character-count="2686"/>
  </office:meta>
</office:document-meta>
</file>